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if (true) {</text:span></text:p>
      <text:p text:style-name="P1"><text:span text:style-name="T1">alert('condition vérifiée');</text:span></text:p>
      <text:p text:style-name="P1"><text:span text:style-name="T1">}</text:span></text:p>
      <text:p text:style-name="P1"><text:span text:style-name="T1">if (false) {</text:span></text:p>
      <text:p text:style-name="P1"><text:span text:style-name="T1">alert('condition non vérifiée')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